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057cm"/>
    </style:style>
    <style:style style:name="co3" style:family="table-column">
      <style:table-column-properties fo:break-before="auto" style:column-width="3.976cm"/>
    </style:style>
    <style:style style:name="co4" style:family="table-column">
      <style:table-column-properties fo:break-before="auto" style:column-width="3.81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68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>
      <style:table-cell-properties fo:background-color="#cccccc" fo:wrap-option="wrap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redes" table:style-name="ta1">
        <table:table-column table:style-name="co1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nextdoor</text:p>
          </table:table-cell>
        </table:table-row>
      </table:table>
      <table:table table:name="general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ce3"/>
        <table:table-column table:style-name="co1" table:default-cell-style-name="ce3"/>
        <table:table-column table:style-name="co1" table:number-columns-repeated="1020" table:default-cell-style-name="Default"/>
        <table:table-row table:style-name="ro1">
          <table:table-cell table:style-name="ce1" office:value-type="string" calcext:value-type="string">
            <text:p>MEDIO</text:p>
          </table:table-cell>
          <table:table-cell table:style-name="ce1"/>
          <table:table-cell table:style-name="ce4" table:number-columns-repeated="2"/>
          <table:table-cell table:style-name="ce1" table:number-columns-repeated="1020"/>
        </table:table-row>
        <table:table-row table:style-name="ro1">
          <table:table-cell office:value-type="string" calcext:value-type="string">
            <text:p>red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uz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ienda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endedor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glesia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roveedores</text:p>
          </table:table-cell>
          <table:table-cell table:style-name="ce3" office:value-type="string" calcext:value-type="string">
            <text:p><text:span text:style-name="T1">realtors  </text:span><text:span text:style-name="T1"><text:a xlink:href="https://www.movoto.com/oh/44483/@41.2629796,-80.7990185/" xlink:type="simple">https://www.movoto.com/oh/44483/@41.2629796,-80.7990185/</text:a></text:span></text:p>
          </table:table-cell>
          <table:table-cell office:value-type="string" calcext:value-type="string">
            <text:p>Webs como Angi. Thumbtack.</text:p>
          </table:table-cell>
          <table:table-cell office:value-type="string" calcext:value-type="string">
            <text:p>clientes satisfecho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ento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lye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arjeta de visit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amiseta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eriódico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ublic parkin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rreos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entro de la tercera eda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imnasio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Yoga cent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randes superfici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rectorios comerciales</text:p>
          </table:table-cell>
          <table:table-cell table:number-columns-repeated="1023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30T14:42:31.139000000</meta:creation-date>
    <meta:generator>LibreOffice/7.4.6.2$Windows_x86 LibreOffice_project/5b1f5509c2decdade7fda905e3e1429a67acd63d</meta:generator>
    <dc:date>2023-05-15T17:41:19.054000000</dc:date>
    <meta:editing-duration>PT44M43S</meta:editing-duration>
    <meta:editing-cycles>7</meta:editing-cycles>
    <meta:document-statistic meta:table-count="2" meta:cell-count="23" meta:object-count="0"/>
  </office:meta>
</office:document-meta>
</file>